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Anna Berta Caterina Amundsen</text:span></text:p>
          </table:table-cell>
          <table:table-cell table:style-name="Table2.A1" office:value-type="string">
            <text:p text:style-name="Report">Klasse: 11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?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ungenü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Buchbinden</text:p>
          </table:table-cell>
          <table:table-cell table:style-name="Table3.B1" office:value-type="string">
            <text:p text:style-name="Grade">sehr gut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nstgeschicht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Malen</text:p>
          </table:table-cell>
          <table:table-cell table:style-name="Table3.B1" office:value-type="string">
            <text:p text:style-name="Grade">befriedigend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Plastizieren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9.01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